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cc5d" officeooo:paragraph-rsid="0003cc5d"/>
    </style:style>
    <style:style style:name="P2" style:family="paragraph" style:parent-style-name="Standard">
      <style:text-properties officeooo:paragraph-rsid="0003cc5d"/>
    </style:style>
    <style:style style:name="P3" style:family="paragraph" style:parent-style-name="Standard">
      <style:text-properties officeooo:paragraph-rsid="0003d3a3"/>
    </style:style>
    <style:style style:name="P4" style:family="paragraph" style:parent-style-name="Standard">
      <style:text-properties officeooo:rsid="0003d3a3" officeooo:paragraph-rsid="0003d3a3"/>
    </style:style>
    <style:style style:name="P5" style:family="paragraph" style:parent-style-name="Standard">
      <style:text-properties officeooo:paragraph-rsid="00045666"/>
    </style:style>
    <style:style style:name="P6" style:family="paragraph" style:parent-style-name="Standard">
      <style:text-properties officeooo:rsid="00045666" officeooo:paragraph-rsid="00045666"/>
    </style:style>
    <style:style style:name="P7" style:family="paragraph" style:parent-style-name="Standard">
      <style:text-properties officeooo:paragraph-rsid="0004ff1a"/>
    </style:style>
    <style:style style:name="P8" style:family="paragraph" style:parent-style-name="Standard">
      <style:text-properties fo:font-weight="bold" officeooo:rsid="00045666" officeooo:paragraph-rsid="00045666" style:font-weight-asian="bold" style:font-weight-complex="bold"/>
    </style:style>
    <style:style style:name="P9" style:family="paragraph" style:parent-style-name="Standard" style:list-style-name="L1">
      <style:text-properties officeooo:rsid="0003d3a3" officeooo:paragraph-rsid="0003d3a3"/>
    </style:style>
    <style:style style:name="P10" style:family="paragraph" style:parent-style-name="Standard">
      <style:text-properties officeooo:paragraph-rsid="00045666"/>
    </style:style>
    <style:style style:name="P11" style:family="paragraph" style:parent-style-name="Standard">
      <style:text-properties officeooo:rsid="0007881b" officeooo:paragraph-rsid="0007881b"/>
    </style:style>
    <style:style style:name="P12" style:family="paragraph" style:parent-style-name="Standard">
      <style:text-properties officeooo:paragraph-rsid="0003cc5d"/>
    </style:style>
    <style:style style:name="P13" style:family="paragraph" style:parent-style-name="Standard">
      <style:paragraph-properties fo:break-before="page"/>
      <style:text-properties officeooo:rsid="0007881b" officeooo:paragraph-rsid="000788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5666" style:font-weight-asian="bold" style:font-weight-complex="bold"/>
    </style:style>
    <style:style style:name="T3" style:family="text">
      <style:text-properties fo:font-weight="bold" officeooo:rsid="0003cc5d" style:font-weight-asian="bold" style:font-weight-complex="bold"/>
    </style:style>
    <style:style style:name="T4" style:family="text">
      <style:text-properties fo:font-weight="bold" officeooo:rsid="0003d3a3" style:font-weight-asian="bold" style:font-weight-complex="bold"/>
    </style:style>
    <style:style style:name="T5" style:family="text">
      <style:text-properties officeooo:rsid="0003cc5d"/>
    </style:style>
    <style:style style:name="T6" style:family="text">
      <style:text-properties fo:font-variant="normal" fo:text-transform="none" fo:color="#222222" fo:letter-spacing="normal"/>
    </style:style>
    <style:style style:name="T7" style:family="text">
      <style:text-properties fo:font-variant="normal" fo:text-transform="none" fo:color="#222222" fo:letter-spacing="normal" officeooo:rsid="0003d3a3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45666" style:font-style-asian="italic" style:font-style-complex="italic"/>
    </style:style>
    <style:style style:name="T10" style:family="text">
      <style:text-properties officeooo:rsid="0003d3a3"/>
    </style:style>
    <style:style style:name="T11" style:family="text">
      <style:text-properties officeooo:rsid="00045666"/>
    </style:style>
    <style:style style:name="T12" style:family="text">
      <style:text-properties style:text-position="sub 58%" officeooo:rsid="00045666"/>
    </style:style>
    <style:style style:name="T13" style:family="text">
      <style:text-properties style:text-position="sub 58%" fo:font-style="italic" officeooo:rsid="00045666" style:font-style-asian="italic" style:font-style-complex="italic"/>
    </style:style>
    <style:style style:name="T14" style:family="text">
      <style:text-properties style:text-position="sub 58%" fo:font-style="italic" officeooo:rsid="0004ff1a" style:font-style-asian="italic" style:font-style-complex="italic"/>
    </style:style>
    <style:style style:name="T15" style:family="text">
      <style:text-properties style:text-position="0% 100%" officeooo:rsid="00045666"/>
    </style:style>
    <style:style style:name="T16" style:family="text">
      <style:text-properties style:text-position="0% 100%" fo:font-weight="bold" officeooo:rsid="00045666" style:font-weight-asian="bold" style:font-weight-complex="bold"/>
    </style:style>
    <style:style style:name="T17" style:family="text">
      <style:text-properties style:text-position="0% 100%" fo:font-style="italic" officeooo:rsid="00045666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Useful algorithms</text:p>
      <text:p text:style-name="P2"/>
      <text:p text:style-name="P2"><text:span text:style-name="T5">I</text:span><text:span text:style-name="T3">D3 Algorithm Pseudocode </text:span><text:span text:style-name="T5">(</text:span><text:a xlink:type="simple" xlink:href="https://en.wikipedia.org/wiki/ID3_algorithm#Pseudocode" text:style-name="Internet_20_link" text:visited-style-name="Visited_20_Internet_20_Link">https://en.wikipedia.org/wiki/ID3_algorithm#Pseudocode</text:a><text:span text:style-name="T5">)</text:span></text:p>
      <text:p text:style-name="P1"/>
      <text:p text:style-name="P1"/>
      <text:p text:style-name="P1">ID3 (Examples, Target_Attribute, Attributes)</text:p>
      <text:p text:style-name="P1"><text:s text:c="4"/>Create a root node for the tree</text:p>
      <text:p text:style-name="P1"><text:s text:c="4"/>If all examples are positive, Return the single-node tree Root, with label = +.</text:p>
      <text:p text:style-name="P1"><text:s text:c="4"/>If all examples are negative, Return the single-node tree Root, with label = -.</text:p>
      <text:p text:style-name="P1"><text:s text:c="4"/>If number of predicting attributes is empty, then Return the single node tree Root,</text:p>
      <text:p text:style-name="P1"><text:s text:c="4"/>with label = most common value of the target attribute in the examples.</text:p>
      <text:p text:style-name="P1"><text:s text:c="4"/>Otherwise Begin</text:p>
      <text:p text:style-name="P1"><text:s text:c="8"/>A ← The Attribute that best classifies examples.</text:p>
      <text:p text:style-name="P1"><text:s text:c="8"/>Decision Tree attribute for Root = A.</text:p>
      <text:p text:style-name="P1"><text:s text:c="8"/>For each possible value, vi, of A,</text:p>
      <text:p text:style-name="P1"><text:s text:c="12"/>Add a new tree branch below Root, corresponding to the test A = vi.</text:p>
      <text:p text:style-name="P1"><text:s text:c="12"/>Let Examples(vi) be the subset of examples that have the value vi for A</text:p>
      <text:p text:style-name="P1"><text:s text:c="12"/>If Examples(vi) is empty</text:p>
      <text:p text:style-name="P1"><text:s text:c="16"/>Then below this new branch add a leaf node with label = most common target value in the examples</text:p>
      <text:p text:style-name="P1"><text:s text:c="12"/>Else below this new branch add the subtree ID3 (Examples(vi), Target_Attribute, Attributes – {A})</text:p>
      <text:p text:style-name="P1"><text:s text:c="4"/>End</text:p>
      <text:p text:style-name="P1"><text:s text:c="4"/>Return Root</text:p>
      <text:p text:style-name="P1"/>
      <text:p text:style-name="P3"><text:span text:style-name="T3">CART Algorithm Pseudocode </text:span><text:span text:style-name="T5">(</text:span><text:a xlink:type="simple" xlink:href="https://www.researchgate.net/figure/The-pseudocode-of-classification-and-regression-tree_fig2_327252498" text:style-name="Internet_20_link" text:visited-style-name="Visited_20_Internet_20_Link">https://www.researchgate.net/figure/The-pseudocode-of-classification-and-regression-tree_fig2_327252498</text:a><text:span text:style-name="T5">)</text:span></text:p>
      <text:p text:style-name="P1"/>
      <text:p text:style-name="P1">1. Start at the root node.</text:p>
      <text:p text:style-name="P1">2. For each ordered variable X,</text:p>
      <text:p text:style-name="P1"><text:tab/>convert it to an unordered variable X’ by grouping its values in the node into a small number of <text:tab/>intervals if X is unordered, then set X’ = X</text:p>
      <text:p text:style-name="P1">3. Perform a chi-squared test of independence of each X’ variable versus Y on the data in the node and compute its significance probability.</text:p>
      <text:p text:style-name="P1">4. Choose the vaariable X* associated with the X’ that has the smallest significance probability.</text:p>
      <text:p text:style-name="P3"><text:span text:style-name="T5">5. Find the split set {X*</text:span><text:span text:style-name="T6">∈</text:span><text:span text:style-name="T7">S*</text:span><text:span text:style-name="T5">} that minimizes the sum of Gini indexes and use it to split the node into two child nodes.</text:span></text:p>
      <text:p text:style-name="P4">6. If a stopping criterion is reached, exit,</text:p>
      <text:p text:style-name="P4"><text:tab/>Otherwise, apply steps 2-5 to each child node.</text:p>
      <text:p text:style-name="P4">7. Prune the tree with the CART method</text:p>
      <text:p text:style-name="P4"/>
      <text:p text:style-name="P3"><text:span text:style-name="T4">C4.5 Algorithm Pseudocode</text:span><text:span text:style-name="T10"> (</text:span><text:a xlink:type="simple" xlink:href="https://en.wikipedia.org/wiki/C4.5_algorithm#pseudocode" text:style-name="Internet_20_link" text:visited-style-name="Visited_20_Internet_20_Link">https://en.wikipedia.org/wiki/C4.5_algorithm#pseudocode</text:a><text:span text:style-name="T10">)</text:span></text:p>
      <text:p text:style-name="P4"/>
      <text:list xml:id="list959701842" text:style-name="L1">
        <text:list-item>
          <text:p text:style-name="P9">Check for the above base cases.</text:p>
        </text:list-item>
        <text:list-item>
          <text:p text:style-name="P9">For each attribute a, find the normalized information gain ratio from splitting on a.</text:p>
        </text:list-item>
        <text:list-item>
          <text:p text:style-name="P9">Let a_best be the attribute with the highest normalized information gain.</text:p>
        </text:list-item>
        <text:list-item>
          <text:p text:style-name="P9">Create a decision node that splits on a_best.</text:p>
        </text:list-item>
        <text:list-item>
          <text:p text:style-name="P9">Recur on the sublists obtained by splitting on a_best, and add those nodes as children of node.</text:p>
        </text:list-item>
      </text:list>
      <text:p text:style-name="P4"/>
      <text:p text:style-name="P5"><text:soft-page-break/></text:p>
      <text:p text:style-name="P5"/>
      <text:p text:style-name="P7"><text:span text:style-name="T2">Random Forest Algorithm Pseudocode</text:span><text:span text:style-name="T11"> (</text:span><text:a xlink:type="simple" xlink:href="https://www.semanticscholar.org/paper/Integration-of-Rules-from-a-Random-Forest-Sirikulviriya-Sinthupinyo/d63537ef1be0c9f71fac53805705ae78de959cf2/figure/0" text:style-name="Internet_20_link" text:visited-style-name="Visited_20_Internet_20_Link">https://www.semanticscholar.org/paper/Integration-of-Rules-from-a-Random-Forest-Sirikulviriya-Sinthupinyo/d63537ef1be0c9f71fac53805705ae78de959cf2/figure/0</text:a><text:span text:style-name="T11">)</text:span></text:p>
      <text:p text:style-name="P5"/>
      <text:p text:style-name="P5"><text:span text:style-name="T11">To generate </text:span><text:span text:style-name="T9">c</text:span><text:span text:style-name="T11"> classifiers: </text:span></text:p>
      <text:p text:style-name="P6"><text:span text:style-name="T1">for</text:span> <text:span text:style-name="T8">i=</text:span>1 to <text:span text:style-name="T8">c</text:span> <text:span text:style-name="T1">do</text:span></text:p>
      <text:p text:style-name="P5"><text:span text:style-name="T11"><text:tab/>Randomly sample the training data </text:span><text:span text:style-name="T9">D</text:span><text:span text:style-name="T11"> with replacement to produce </text:span><text:span text:style-name="T9">D</text:span><text:span text:style-name="T13">i</text:span></text:p>
      <text:p text:style-name="P5"><text:span text:style-name="T12"><text:tab/></text:span><text:span text:style-name="T11">Create a root node, </text:span><text:span text:style-name="T9">N</text:span><text:span text:style-name="T13">i</text:span><text:span text:style-name="T11"> containing </text:span><text:span text:style-name="T9">D</text:span><text:span text:style-name="T13">i</text:span><text:span text:style-name="T11"> </text:span></text:p>
      <text:p text:style-name="P5"><text:span text:style-name="T11"><text:tab/>Call BuildTree( </text:span><text:span text:style-name="T9">Ni</text:span><text:span text:style-name="T11"> ) </text:span></text:p>
      <text:p text:style-name="P8">end for </text:p>
      <text:p text:style-name="P5"><text:span text:style-name="T2">BuildTree(N):</text:span><text:span text:style-name="T11"> </text:span></text:p>
      <text:p text:style-name="P5"><text:span text:style-name="T2">if</text:span><text:span text:style-name="T11"> <text:s/>N contains instances of only one class </text:span><text:span text:style-name="T2">then</text:span><text:span text:style-name="T11"> </text:span></text:p>
      <text:p text:style-name="P5"><text:span text:style-name="T11"><text:tab/></text:span><text:span text:style-name="T2">return</text:span><text:span text:style-name="T11"> </text:span></text:p>
      <text:p text:style-name="P8">else</text:p>
      <text:p text:style-name="P5"><text:span text:style-name="T11"><text:tab/>Randomly select x% o of the possible splitting features in </text:span><text:span text:style-name="T9">N</text:span></text:p>
      <text:p text:style-name="P5"><text:span text:style-name="T11"><text:tab/>Select the feature </text:span><text:span text:style-name="T9">F</text:span><text:span text:style-name="T11"> with the highest information gain to split on</text:span></text:p>
      <text:p text:style-name="P5"><text:span text:style-name="T11"><text:tab/>Create f child nodes of </text:span><text:span text:style-name="T9">N</text:span><text:span text:style-name="T11">, </text:span><text:span text:style-name="T9">N</text:span><text:span text:style-name="T13">1</text:span><text:span text:style-name="T11">, … , </text:span><text:span text:style-name="T9">N</text:span><text:span text:style-name="T13">f</text:span><text:span text:style-name="T11"> , where F has </text:span><text:span text:style-name="T9">f</text:span><text:span text:style-name="T11"> possible values (</text:span><text:span text:style-name="T9">F</text:span><text:span text:style-name="T13">1</text:span><text:span text:style-name="T11">, … , </text:span><text:span text:style-name="T9">F</text:span><text:span text:style-name="T13">f</text:span><text:span text:style-name="T15">)</text:span></text:p>
      <text:p text:style-name="P5"><text:span text:style-name="T15"><text:tab/></text:span><text:span text:style-name="T16">for</text:span><text:span text:style-name="T17"> i=</text:span><text:span text:style-name="T15">1 to f </text:span><text:span text:style-name="T16">do</text:span></text:p>
      <text:p text:style-name="P5"><text:span text:style-name="T15"><text:tab/><text:tab/></text:span><text:span text:style-name="T11">Set the contents of </text:span><text:span text:style-name="T9">N</text:span><text:span text:style-name="T13">i</text:span><text:span text:style-name="T11"> to </text:span><text:span text:style-name="T9">D</text:span><text:span text:style-name="T13">i</text:span><text:span text:style-name="T11">, where </text:span><text:span text:style-name="T9">D</text:span><text:span text:style-name="T14">i</text:span><text:span text:style-name="T11"> is all instances in </text:span><text:span text:style-name="T9">N</text:span><text:span text:style-name="T11"> that match </text:span><text:span text:style-name="T9">F</text:span><text:span text:style-name="T13">i</text:span></text:p>
      <text:p text:style-name="P5"><text:span text:style-name="T12"><text:tab/><text:tab/></text:span><text:span text:style-name="T15">Call</text:span><text:span text:style-name="T11"> BuildTree( </text:span><text:span text:style-name="T9">N</text:span><text:span text:style-name="T13">i</text:span><text:span text:style-name="T11">) </text:span></text:p>
      <text:p text:style-name="P5"><text:span text:style-name="T11"><text:tab/></text:span><text:span text:style-name="T2">end</text:span><text:span text:style-name="T11"> </text:span><text:span text:style-name="T2">for</text:span><text:span text:style-name="T11"> </text:span></text:p>
      <text:p text:style-name="P5"><text:span text:style-name="T2">end</text:span><text:span text:style-name="T11"> </text:span><text:span text:style-name="T2">if</text:span><text:span text:style-name="T11"> </text:span></text:p>
      <text:p text:style-name="P13">Algorithmic Problems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21:37:41.749067541</meta:creation-date>
    <dc:date>2019-08-17T10:09:35.227910880</dc:date>
    <meta:editing-duration>PT24M8S</meta:editing-duration>
    <meta:editing-cycles>5</meta:editing-cycles>
    <meta:generator>LibreOffice/6.2.5.2$Linux_X86_64 LibreOffice_project/20$Build-2</meta:generator>
    <meta:document-statistic meta:table-count="0" meta:image-count="0" meta:object-count="0" meta:page-count="3" meta:paragraph-count="55" meta:word-count="485" meta:character-count="3150" meta:non-whitespace-character-count="2577"/>
  </office:meta>
</office:document-meta>
</file>